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Liberation Sans', 'DejaVu Sans'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 style:writing-mode="lr-tb"/>
      <style:text-properties officeooo:paragraph-rsid="001c272c"/>
    </style:style>
    <style:style style:name="P2" style:family="paragraph" style:parent-style-name="Standard">
      <style:paragraph-properties fo:line-height="115%" fo:text-align="start" style:justify-single-word="false" style:writing-mode="lr-tb"/>
      <style:text-properties officeooo:paragraph-rsid="001e32e3"/>
    </style:style>
    <style:style style:name="P3" style:family="paragraph" style:parent-style-name="Standard">
      <style:paragraph-properties fo:line-height="115%" fo:text-align="start" style:justify-single-word="false" style:writing-mode="lr-tb"/>
      <style:text-properties officeooo:paragraph-rsid="0028a1de"/>
    </style:style>
    <style:style style:name="P4" style:family="paragraph" style:parent-style-name="Standard">
      <style:paragraph-properties fo:line-height="115%" fo:text-align="start" style:justify-single-word="false" style:writing-mode="lr-tb"/>
      <style:text-properties officeooo:paragraph-rsid="002d4021"/>
    </style:style>
    <style:style style:name="P5" style:family="paragraph" style:parent-style-name="Standard">
      <style:paragraph-properties fo:line-height="115%" fo:text-align="start" style:justify-single-word="false" style:writing-mode="lr-tb"/>
      <style:text-properties officeooo:rsid="001c272c" officeooo:paragraph-rsid="001c272c"/>
    </style:style>
    <style:style style:name="P6" style:family="paragraph" style:parent-style-name="Standard">
      <style:paragraph-properties fo:line-height="115%" fo:text-align="start" style:justify-single-word="false" style:writing-mode="lr-tb"/>
      <style:text-properties officeooo:rsid="001de512" officeooo:paragraph-rsid="001de512"/>
    </style:style>
    <style:style style:name="P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  <style:text-properties officeooo:paragraph-rsid="001a20ae"/>
    </style:style>
    <style:style style:name="P8" style:family="paragraph" style:parent-style-name="Standard">
      <style:paragraph-properties fo:line-height="115%" fo:text-align="start" style:justify-single-word="false" style:writing-mode="lr-tb"/>
      <style:text-properties officeooo:rsid="0025fccf" officeooo:paragraph-rsid="001c272c"/>
    </style:style>
    <style:style style:name="P9" style:family="paragraph" style:parent-style-name="Standard">
      <style:paragraph-properties fo:line-height="115%" fo:text-align="start" style:justify-single-word="false" style:writing-mode="lr-tb"/>
      <style:text-properties officeooo:rsid="00281926" officeooo:paragraph-rsid="001e32e3"/>
    </style:style>
    <style:style style:name="P10" style:family="paragraph" style:parent-style-name="Standard">
      <style:paragraph-properties fo:line-height="115%" fo:text-align="start" style:justify-single-word="false" style:writing-mode="lr-tb"/>
      <style:text-properties officeooo:rsid="0028a1de" officeooo:paragraph-rsid="0028a1de"/>
    </style:style>
    <style:style style:name="P11" style:family="paragraph" style:parent-style-name="Standard">
      <style:paragraph-properties fo:line-height="115%" fo:text-align="start" style:justify-single-word="false" style:writing-mode="lr-tb"/>
      <style:text-properties officeooo:rsid="001de512" officeooo:paragraph-rsid="001de512"/>
    </style:style>
    <style:style style:name="P12" style:family="paragraph" style:parent-style-name="Standard">
      <style:paragraph-properties fo:line-height="115%" fo:text-align="start" style:justify-single-word="false" style:writing-mode="lr-tb"/>
      <style:text-properties officeooo:paragraph-rsid="001de512"/>
    </style:style>
    <style:style style:name="P13" style:family="paragraph" style:parent-style-name="Text_20_body" style:list-style-name="L2">
      <style:paragraph-properties fo:line-height="115%" fo:text-align="start" style:justify-single-word="false" style:writing-mode="lr-tb"/>
      <style:text-properties officeooo:paragraph-rsid="0032db61"/>
    </style:style>
    <style:style style:name="T1" style:family="text">
      <style:text-properties officeooo:rsid="00155e10"/>
    </style:style>
    <style:style style:name="T2" style:family="text">
      <style:text-properties officeooo:rsid="001aa0cb"/>
    </style:style>
    <style:style style:name="T3" style:family="text">
      <style:text-properties officeooo:rsid="001c272c"/>
    </style:style>
    <style:style style:name="T4" style:family="text">
      <style:text-properties officeooo:rsid="001de512"/>
    </style:style>
    <style:style style:name="T5" style:family="text">
      <style:text-properties officeooo:rsid="001e32e3"/>
    </style:style>
    <style:style style:name="T6" style:family="text">
      <style:text-properties officeooo:rsid="00243cfe"/>
    </style:style>
    <style:style style:name="T7" style:family="text">
      <style:text-properties officeooo:rsid="0025fccf"/>
    </style:style>
    <style:style style:name="T8" style:family="text">
      <style:text-properties officeooo:rsid="00263c8f"/>
    </style:style>
    <style:style style:name="T9" style:family="text">
      <style:text-properties officeooo:rsid="0026c13f"/>
    </style:style>
    <style:style style:name="T10" style:family="text">
      <style:text-properties officeooo:rsid="00281926"/>
    </style:style>
    <style:style style:name="T11" style:family="text">
      <style:text-properties officeooo:rsid="0028a1de"/>
    </style:style>
    <style:style style:name="T12" style:family="text">
      <style:text-properties officeooo:rsid="002b41cc"/>
    </style:style>
    <style:style style:name="T13" style:family="text">
      <style:text-properties officeooo:rsid="002d4021"/>
    </style:style>
    <style:style style:name="T14" style:family="text">
      <style:text-properties fo:font-weight="bold" officeooo:rsid="002e67e4" style:font-weight-asian="bold" style:font-weight-complex="bold"/>
    </style:style>
    <style:style style:name="T15" style:family="text">
      <style:text-properties fo:font-weight="bold" officeooo:rsid="002fdded" style:font-weight-asian="bold" style:font-weight-complex="bold"/>
    </style:style>
    <style:style style:name="T16" style:family="text">
      <style:text-properties fo:font-weight="bold" officeooo:rsid="0037ce3b" style:font-weight-asian="bold" style:font-weight-complex="bold"/>
    </style:style>
    <style:style style:name="T17" style:family="text">
      <style:text-properties fo:font-weight="bold" officeooo:rsid="00381f71" style:font-weight-asian="bold" style:font-weight-complex="bold"/>
    </style:style>
    <style:style style:name="T18" style:family="text">
      <style:text-properties fo:font-weight="bold" officeooo:rsid="00395ef6" style:font-weight-asian="bold" style:font-weight-complex="bold"/>
    </style:style>
    <style:style style:name="T19" style:family="text">
      <style:text-properties fo:font-weight="bold" officeooo:rsid="003aba7e" style:font-weight-asian="bold" style:font-weight-complex="bold"/>
    </style:style>
    <style:style style:name="T20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21" style:family="text">
      <style:text-properties fo:font-variant="normal" fo:text-transform="none" fo:color="#000000" style:font-name="Arial" fo:font-size="10.5pt" fo:letter-spacing="normal" fo:font-style="normal" fo:font-weight="normal" officeooo:rsid="001de512"/>
    </style:style>
    <style:style style:name="T22" style:family="text">
      <style:text-properties fo:font-variant="normal" fo:text-transform="none" fo:color="#000000" style:font-name="Arial" fo:font-size="10.5pt" fo:letter-spacing="normal" fo:font-style="normal" fo:font-weight="bold" officeooo:rsid="00347236" style:font-weight-asian="bold" style:font-weight-complex="bold"/>
    </style:style>
    <style:style style:name="T23" style:family="text">
      <style:text-properties fo:font-variant="normal" fo:text-transform="none" fo:color="#000000" style:font-name="Arial" fo:font-size="10.5pt" fo:letter-spacing="normal" fo:font-style="normal" fo:font-weight="bold" officeooo:rsid="003506f9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Ryan Morr</text:span><text:span text:style-name="T2">is</text:span></text:p>
      <text:p text:style-name="P1"><text:span text:style-name="T3">4.7: </text:span><text:span text:style-name="T7">Provide two programming examples in which multithreading does not provide better performan</text:span><text:span text:style-name="T9">c</text:span><text:span text:style-name="T7">e than a single-threaded solution. </text:span><text:span text:style-name="T15">Parallelization (via threads) of heavy I/O intensive tasks like the read of a file will not provide better performance as each <text:s/>disk I/O is a sequential operation so each thread will be waiting for the one before it to finish its read, in this case a single thread just for reading would be faster then the multi threaded approach. </text:span></text:p>
      <text:p text:style-name="P8"/>
      <text:p text:style-name="P1"><text:span text:style-name="T3">4.8: </text:span><text:span text:style-name="T8">Describe the actions taken by a thread library to context-switch between user-level threads. </text:span><text:span text:style-name="T16">The </text:span><text:span text:style-name="T17">values of the registers of the currently executing thread are saved. </text:span><text:span text:style-name="T18">The new threads registers are loaded into the Cpu. </text:span><text:span text:style-name="T19">The cpu starts execution on the new thread.</text:span><text:span text:style-name="T8"> </text:span></text:p>
      <text:p text:style-name="P5"/>
      <text:p text:style-name="P12"><text:span text:style-name="T4">4.10: </text:span><text:span text:style-name="T10">Which of the following components of program state are shared across threads in a multithreaded process? </text:span></text:p>
      <text:list xml:id="list737690228" text:style-name="L2">
        <text:list-item>
          <text:p text:style-name="P13"><text:span text:style-name="T21">Register values </text:span><text:span text:style-name="T22">Not Shared</text:span></text:p>
        </text:list-item>
        <text:list-item>
          <text:p text:style-name="P13"><text:span text:style-name="T20">Heap Memory </text:span><text:span text:style-name="T22">Shared</text:span></text:p>
        </text:list-item>
        <text:list-item>
          <text:p text:style-name="P13"><text:span text:style-name="T20">Global Variables </text:span><text:span text:style-name="T22">Shared</text:span></text:p>
        </text:list-item>
        <text:list-item>
          <text:p text:style-name="P13"><text:span text:style-name="T20">Stack memory </text:span><text:span text:style-name="T23">Not Shared</text:span></text:p>
        </text:list-item>
      </text:list>
      <text:p text:style-name="P6"/>
      <text:p text:style-name="P6"/>
      <text:p text:style-name="P2"><text:span text:style-name="T5">4.13: </text:span><text:span text:style-name="T10">The program shown in Figure 4.14 uses the Pthreads API</text:span><text:span text:style-name="T6">. </text:span><text:span text:style-name="T10">What would be the output from the program at LINE C and LINE P? </text:span><text:span text:style-name="T14">Line C = “CHILD: value =5”, Line P = “PARENT: value = 0”.</text:span></text:p>
      <text:p text:style-name="P9"/>
      <text:p text:style-name="P10">#include &lt;pthread.h&gt; </text:p>
      <text:p text:style-name="P10">#include &lt;stdio.h&gt; </text:p>
      <text:p text:style-name="P10"/>
      <text:p text:style-name="P10">int value = 0; </text:p>
      <text:p text:style-name="P10">void *runner(void *param); </text:p>
      <text:p text:style-name="P10"/>
      <text:p text:style-name="P10">int main(int argc,char *argv[]){ </text:p>
      <text:p text:style-name="P10"><text:tab/>int pid; </text:p>
      <text:p text:style-name="P10"><text:tab/>pthread_t tid; </text:p>
      <text:p text:style-name="P10"><text:tab/>pthread_attr_t attr; </text:p>
      <text:p text:style-name="P10"/>
      <text:p text:style-name="P10"><text:tab/>pid = fork(); </text:p>
      <text:p text:style-name="P10"><text:tab/>if (pid==0){ </text:p>
      <text:p text:style-name="P10"><text:tab/><text:tab/>pthread_attr_init(&amp;attr); </text:p>
      <text:p text:style-name="P10"><text:tab/><text:tab/>pthread_create(&amp;tid,&amp;attr,runner,NULL); </text:p>
      <text:p text:style-name="P10"><text:tab/><text:tab/>pthread_join(tid,NULL); </text:p>
      <text:p text:style-name="P3"><text:span text:style-name="T11"><text:tab/><text:tab/>printf("CHILD: value = %d",value); <text:s/>/* </text:span><text:span text:style-name="T12">LINE C */</text:span><text:span text:style-name="T11"> </text:span></text:p>
      <text:p text:style-name="P10"><text:tab/>} </text:p>
      <text:p text:style-name="P10"><text:tab/>else if (pid &gt; 0) { </text:p>
      <text:p text:style-name="P10"><text:soft-page-break/><text:tab/><text:tab/>wait(NULL); </text:p>
      <text:p text:style-name="P4"><text:span text:style-name="T11"><text:tab/><text:tab/>printf("PARENT: value = %d",value); /* </text:span><text:span text:style-name="T12">LINE </text:span><text:span text:style-name="T13">P</text:span><text:span text:style-name="T12"> */</text:span><text:span text:style-name="T11"> </text:span></text:p>
      <text:p text:style-name="P10"><text:tab/>} </text:p>
      <text:p text:style-name="P10">} </text:p>
      <text:p text:style-name="P10"/>
      <text:p text:style-name="P10">void *runner(void *param){ </text:p>
      <text:p text:style-name="P10"><text:tab/>value=5; </text:p>
      <text:p text:style-name="P10"><text:tab/>pthread_exit(0); 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'Liberation Sans', 'DejaVu Sans'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1:39:41</meta:creation-date>
    <meta:generator>LibreOffice/3.6$Linux_X86_64 LibreOffice_project/360m1$Build-2</meta:generator>
    <dc:date>2013-04-09T23:38:53</dc:date>
    <meta:editing-duration>PT54M28S</meta:editing-duration>
    <meta:editing-cycles>29</meta:editing-cycles>
    <meta:document-statistic meta:table-count="0" meta:image-count="0" meta:object-count="0" meta:page-count="2" meta:paragraph-count="33" meta:word-count="255" meta:character-count="1617" meta:non-whitespace-character-count="1349"/>
  </office:meta>
</office:document-meta>
</file>